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7908" officeooo:paragraph-rsid="001a79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c390" officeooo:paragraph-rsid="001ac3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a7908" officeooo:paragraph-rsid="001a79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7908" officeooo:paragraph-rsid="001a79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ac390" officeooo:paragraph-rsid="001ac390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paragraph-rsid="001ac390"/>
    </style:style>
    <style:style style:name="P7" style:family="paragraph" style:parent-style-name="Standard">
      <style:paragraph-properties fo:text-align="start" style:justify-single-word="false"/>
      <style:text-properties officeooo:rsid="001ac390" officeooo:paragraph-rsid="001ac390"/>
    </style:style>
    <style:style style:name="P8" style:family="paragraph" style:parent-style-name="Standard">
      <style:paragraph-properties fo:text-align="center" style:justify-single-word="false"/>
      <style:text-properties officeooo:paragraph-rsid="001a790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7908" style:font-weight-asian="normal" style:font-weight-complex="normal"/>
    </style:style>
    <style:style style:name="T3" style:family="text">
      <style:text-properties fo:font-weight="normal" officeooo:rsid="001ac390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7908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ac390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ŽÍVATEĽSKÁ PRÍRUČKA</text:p>
      <text:p text:style-name="P1"/>
      <text:p text:style-name="P1"/>
      <text:p text:style-name="P1">Sekvenčný obvod striedajúci farby blikaním 5 farebných LEDiek</text:p>
      <text:p text:style-name="P1"/>
      <text:p text:style-name="P3">Autori: Tomáš Jaroš a Martin Zimka</text:p>
      <text:p text:style-name="P3"/>
      <text:p text:style-name="P3"/>
      <text:p text:style-name="P3"/>
      <text:p text:style-name="P3"/>
      <text:p text:style-name="P8"><text:span text:style-name="T5">insert OBRAZOK</text:span></text:p>
      <text:p text:style-name="P8"><text:span text:style-name="T5"/></text:p>
      <text:p text:style-name="P4"/>
      <text:p text:style-name="P2">Všeobecný popis:</text:p>
      <text:p text:style-name="P2"><text:span text:style-name="T4">(X</text:span><text:span text:style-name="T5"> = ľavé tlačidlo, S = pravé tlačidlo</text:span><text:span text:style-name="T4">)</text:span></text:p>
      <text:p text:style-name="P2"><text:span text:style-name="T5"/></text:p>
      <text:p text:style-name="P6"><text:span text:style-name="T2">Blikanie LEDiek po napojení obvodu na napájanie spustíte stlačením S. Obvod začne blikať prvou sekvenciou. Postupním stláčaním tlačidla </text:span><text:span text:style-name="T3">X</text:span><text:span text:style-name="T2"> meníte sekvencie (druhá, tretia,…) až po </text:span><text:span text:style-name="T3">štvrtej</text:span><text:span text:style-name="T2"> prídete zase na prvú (a takto </text:span><text:span text:style-name="T3">stále dookola</text:span><text:span text:style-name="T2">).</text:span></text:p>
      <text:p text:style-name="P6"><text:span text:style-name="T3">Ak chcete nejakú prebiehajúcu sekvenciu spustiť odzačiatku, stlačte tlačidlo S.</text:span></text:p>
      <text:p text:style-name="P6"><text:span text:style-name="T3"/></text:p>
      <text:p text:style-name="P2">Podporované sekvencie:</text:p>
      <text:p text:style-name="P5"><text:span text:style-name="T1">(LEDky sú označené zľava doprava písmenami A až E)</text:span></text:p>
      <text:p text:style-name="P7"><text:span text:style-name="T1"/></text:p>
      <text:p text:style-name="P7"><text:span text:style-name="T1">prvá <text:s text:c="3"/>~&gt; A → B → C → D → E</text:span></text:p>
      <text:p text:style-name="P7"><text:span text:style-name="T1">druhá <text:s/>~&gt; A → E → B → D → C</text:span></text:p>
      <text:p text:style-name="P7"><text:span text:style-name="T1">tretia <text:s text:c="2"/>~&gt; AE →BD →C ???</text:span></text:p>
      <text:p text:style-name="P7"><text:span text:style-name="T1">štvrtá <text:s/>~&gt; AE →BD →C → BD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BAVTE SA :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9:40:32.829666659</meta:creation-date>
    <dc:date>2021-02-14T20:02:47.699929224</dc:date>
    <meta:editing-duration>PT34S</meta:editing-duration>
    <meta:editing-cycles>1</meta:editing-cycles>
    <meta:document-statistic meta:table-count="0" meta:image-count="0" meta:object-count="0" meta:page-count="1" meta:paragraph-count="15" meta:word-count="121" meta:character-count="683" meta:non-whitespace-character-count="570"/>
    <meta:generator>LibreOffice/6.4.6.2$Linux_X86_64 LibreOffice_project/40$Build-2</meta:generator>
  </office:meta>
</office:document-meta>
</file>